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5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  <style:text-properties fo:color="#ffffff"/>
    </style:style>
    <style:style style:name="ce2" style:family="table-cell" style:parent-style-name="Default">
      <style:table-cell-properties fo:border="0.002cm solid #000000"/>
      <style:text-properties fo:color="#ff0000"/>
    </style:style>
  </office:automatic-styles>
  <office:body>
    <office:spreadsheet>
      <table:table table:name="概算見積" table:style-name="ta1" table:print-ranges="概算見積.A1:概算見積.N33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11" table:default-cell-style-name="ce2"/>
        <table:table-row table:style-name="ro1">
          <table:table-cell office:value-type="string">
            <text:p>会場費：</text:p>
          </table:table-cell>
          <table:table-cell office:value-type="float" office:value="1500">
            <text:p>1500</text:p>
          </table:table-cell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Default" table:number-columns-repeated="11"/>
        </table:table-row>
        <table:table-row table:style-name="ro2">
          <table:table-cell office:value-type="string">
            <text:p>kinkosのコスト構造 <text:a xlink:href="http://www.kinkos.co.jp/other/price01.html">http://www.kinkos.co.jp/other/price01.html</text:a></text:p>
          </table:table-cell>
          <table:table-cell office:value-type="string">
            <text:p>データ入稿</text:p>
          </table:table-cell>
          <table:table-cell table:style-name="Default" office:value-type="string">
            <text:p>現地作業</text:p>
          </table:table-cell>
          <table:table-cell table:style-name="Default" table:number-columns-repeated="10"/>
        </table:table-row>
        <table:table-row table:style-name="ro1">
          <table:table-cell office:value-type="string">
            <text:p>データ入稿費用</text:p>
          </table:table-cell>
          <table:table-cell office:value-type="float" office:value="600">
            <text:p>600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10"/>
        </table:table-row>
        <table:table-row table:style-name="ro1">
          <table:table-cell office:value-type="string">
            <text:p>パソコン操作費用</text:p>
          </table:table-cell>
          <table:table-cell/>
          <table:table-cell table:style-name="Default" office:value-type="float" office:value="210">
            <text:p>210</text:p>
          </table:table-cell>
          <table:table-cell table:style-name="Default" table:number-columns-repeated="10"/>
        </table:table-row>
        <table:table-row table:style-name="ro2">
          <table:table-cell office:value-type="string">
            <text:p>印刷費用</text:p>
          </table:table-cell>
          <table:table-cell office:value-type="string">
            <text:p>15 / ページ</text:p>
          </table:table-cell>
          <table:table-cell table:style-name="Default" office:value-type="string">
            <text:p>15 / ページ</text:p>
          </table:table-cell>
          <table:table-cell table:style-name="Default" table:number-columns-repeated="10"/>
        </table:table-row>
        <table:table-row table:style-name="ro2">
          <table:table-cell office:value-type="string">
            <text:p>ホッチキス製本</text:p>
          </table:table-cell>
          <table:table-cell office:value-type="string">
            <text:p>150 / 冊</text:p>
          </table:table-cell>
          <table:table-cell table:style-name="Default" office:value-type="string">
            <text:p>150 / 冊</text:p>
          </table:table-cell>
          <table:table-cell table:style-name="Default" table:number-columns-repeated="10"/>
        </table:table-row>
        <table:table-row table:style-name="ro1" table:number-rows-repeated="2">
          <table:table-cell table:number-columns-repeated="2"/>
          <table:table-cell table:style-name="Default" table:number-columns-repeated="11"/>
        </table:table-row>
        <table:table-row table:style-name="ro1">
          <table:table-cell office:value-type="string">
            <text:p>印刷費用</text:p>
          </table:table-cell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>
            <text:p>ページ数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table:formula="oooc:=[.F11]+4" office:value-type="float" office:value="20">
            <text:p>20</text:p>
          </table:table-cell>
          <table:table-cell table:style-name="ce1" table:formula="oooc:=[.G11]+4" office:value-type="float" office:value="24">
            <text:p>24</text:p>
          </table:table-cell>
          <table:table-cell table:style-name="ce1" table:formula="oooc:=[.H11]+4" office:value-type="float" office:value="28">
            <text:p>28</text:p>
          </table:table-cell>
          <table:table-cell table:style-name="ce1" table:formula="oooc:=[.I11]+4" office:value-type="float" office:value="32">
            <text:p>32</text:p>
          </table:table-cell>
          <table:table-cell table:style-name="ce1" table:formula="oooc:=[.J11]+4" office:value-type="float" office:value="36">
            <text:p>36</text:p>
          </table:table-cell>
          <table:table-cell table:style-name="ce1" table:formula="oooc:=[.K11]+4" office:value-type="float" office:value="40">
            <text:p>40</text:p>
          </table:table-cell>
          <table:table-cell table:style-name="ce1" table:formula="oooc:=[.L11]+4" office:value-type="float" office:value="44">
            <text:p>44</text:p>
          </table:table-cell>
        </table:table-row>
        <table:table-row table:style-name="ro2">
          <table:table-cell office:value-type="string">
            <text:p>人数</text:p>
          </table:table-cell>
          <table:table-cell office:value-type="string">
            <text:p>会費-会場費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table:formula="oooc:=[.G12]+2" office:value-type="float" office:value="12">
            <text:p>12</text:p>
          </table:table-cell>
          <table:table-cell table:style-name="ce1" table:formula="oooc:=[.H12]+2" office:value-type="float" office:value="14">
            <text:p>14</text:p>
          </table:table-cell>
          <table:table-cell table:style-name="ce1" table:formula="oooc:=[.I12]+2" office:value-type="float" office:value="16">
            <text:p>16</text:p>
          </table:table-cell>
          <table:table-cell table:style-name="ce1" table:formula="oooc:=[.J12]+2" office:value-type="float" office:value="18">
            <text:p>18</text:p>
          </table:table-cell>
          <table:table-cell table:style-name="ce1" table:formula="oooc:=[.K12]+2" office:value-type="float" office:value="20">
            <text:p>20</text:p>
          </table:table-cell>
          <table:table-cell table:style-name="ce1" table:formula="oooc:=[.L12]+2" office:value-type="float" office:value="22">
            <text:p>2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ooc:=[.A13]*500-[.$B$1]" office:value-type="float" office:value="-1000">
            <text:p>-1000</text:p>
          </table:table-cell>
          <table:table-cell table:formula="oooc:=(([.C$12]*[.$A13]*15+[.$A13]*150)+600)*0.9*1.05" office:value-type="float" office:value="737.1">
            <text:p>737.1</text:p>
          </table:table-cell>
          <table:table-cell table:formula="oooc:=(([.D$12]*[.$A13]*15+[.$A13]*150)+600)*0.9*1.05" office:value-type="float" office:value="765.45">
            <text:p>765.45</text:p>
          </table:table-cell>
          <table:table-cell table:formula="oooc:=(([.E$12]*[.$A13]*15+[.$A13]*150)+600)*0.9*1.05" office:value-type="float" office:value="793.8">
            <text:p>793.8</text:p>
          </table:table-cell>
          <table:table-cell table:formula="oooc:=(([.F$12]*[.$A13]*15+[.$A13]*150)+600)*0.9*1.05" office:value-type="float" office:value="822.15">
            <text:p>822.15</text:p>
          </table:table-cell>
          <table:table-cell table:formula="oooc:=(([.G$12]*[.$A13]*15+[.$A13]*150)+600)*0.9*1.05" office:value-type="float" office:value="850.5">
            <text:p>850.5</text:p>
          </table:table-cell>
          <table:table-cell table:formula="oooc:=(([.H$12]*[.$A13]*15+[.$A13]*150)+600)*0.9*1.05" office:value-type="float" office:value="878.85">
            <text:p>878.85</text:p>
          </table:table-cell>
          <table:table-cell table:formula="oooc:=(([.I$12]*[.$A13]*15+[.$A13]*150)+600)*0.9*1.05" office:value-type="float" office:value="907.2">
            <text:p>907.2</text:p>
          </table:table-cell>
          <table:table-cell table:formula="oooc:=(([.J$12]*[.$A13]*15+[.$A13]*150)+600)*0.9*1.05" office:value-type="float" office:value="935.55">
            <text:p>935.55</text:p>
          </table:table-cell>
          <table:table-cell table:formula="oooc:=(([.K$12]*[.$A13]*15+[.$A13]*150)+600)*0.9*1.05" office:value-type="float" office:value="963.9">
            <text:p>963.9</text:p>
          </table:table-cell>
          <table:table-cell table:formula="oooc:=(([.L$12]*[.$A13]*15+[.$A13]*150)+600)*0.9*1.05" office:value-type="float" office:value="992.25">
            <text:p>992.25</text:p>
          </table:table-cell>
          <table:table-cell table:formula="oooc:=(([.M$12]*[.$A13]*15+[.$A13]*150)+600)*0.9*1.05" office:value-type="float" office:value="1020.6">
            <text:p>1020.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ooc:=[.A14]*500-[.$B$1]" office:value-type="float" office:value="-500">
            <text:p>-500</text:p>
          </table:table-cell>
          <table:table-cell table:formula="oooc:=(([.C$12]*[.$A14]*15+[.$A14]*150)+600)*0.9*1.05" office:value-type="float" office:value="907.2">
            <text:p>907.2</text:p>
          </table:table-cell>
          <table:table-cell table:formula="oooc:=(([.D$12]*[.$A14]*15+[.$A14]*150)+600)*0.9*1.05" office:value-type="float" office:value="963.9">
            <text:p>963.9</text:p>
          </table:table-cell>
          <table:table-cell table:formula="oooc:=(([.E$12]*[.$A14]*15+[.$A14]*150)+600)*0.9*1.05" office:value-type="float" office:value="1020.6">
            <text:p>1020.6</text:p>
          </table:table-cell>
          <table:table-cell table:formula="oooc:=(([.F$12]*[.$A14]*15+[.$A14]*150)+600)*0.9*1.05" office:value-type="float" office:value="1077.3">
            <text:p>1077.3</text:p>
          </table:table-cell>
          <table:table-cell table:formula="oooc:=(([.G$12]*[.$A14]*15+[.$A14]*150)+600)*0.9*1.05" office:value-type="float" office:value="1134">
            <text:p>1134</text:p>
          </table:table-cell>
          <table:table-cell table:formula="oooc:=(([.H$12]*[.$A14]*15+[.$A14]*150)+600)*0.9*1.05" office:value-type="float" office:value="1190.7">
            <text:p>1190.7</text:p>
          </table:table-cell>
          <table:table-cell table:formula="oooc:=(([.I$12]*[.$A14]*15+[.$A14]*150)+600)*0.9*1.05" office:value-type="float" office:value="1247.4">
            <text:p>1247.4</text:p>
          </table:table-cell>
          <table:table-cell table:formula="oooc:=(([.J$12]*[.$A14]*15+[.$A14]*150)+600)*0.9*1.05" office:value-type="float" office:value="1304.1">
            <text:p>1304.1</text:p>
          </table:table-cell>
          <table:table-cell table:formula="oooc:=(([.K$12]*[.$A14]*15+[.$A14]*150)+600)*0.9*1.05" office:value-type="float" office:value="1360.8">
            <text:p>1360.8</text:p>
          </table:table-cell>
          <table:table-cell table:formula="oooc:=(([.L$12]*[.$A14]*15+[.$A14]*150)+600)*0.9*1.05" office:value-type="float" office:value="1417.5">
            <text:p>1417.5</text:p>
          </table:table-cell>
          <table:table-cell table:formula="oooc:=(([.M$12]*[.$A14]*15+[.$A14]*150)+600)*0.9*1.05" office:value-type="float" office:value="1474.2">
            <text:p>1474.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ooc:=[.A15]*500-[.$B$1]" office:value-type="float" office:value="0">
            <text:p>0</text:p>
          </table:table-cell>
          <table:table-cell table:formula="oooc:=(([.C$12]*[.$A15]*15+[.$A15]*150)+600)*0.9*1.05" office:value-type="float" office:value="1077.3">
            <text:p>1077.3</text:p>
          </table:table-cell>
          <table:table-cell table:formula="oooc:=(([.D$12]*[.$A15]*15+[.$A15]*150)+600)*0.9*1.05" office:value-type="float" office:value="1162.35">
            <text:p>1162.35</text:p>
          </table:table-cell>
          <table:table-cell table:formula="oooc:=(([.E$12]*[.$A15]*15+[.$A15]*150)+600)*0.9*1.05" office:value-type="float" office:value="1247.4">
            <text:p>1247.4</text:p>
          </table:table-cell>
          <table:table-cell table:formula="oooc:=(([.F$12]*[.$A15]*15+[.$A15]*150)+600)*0.9*1.05" office:value-type="float" office:value="1332.45">
            <text:p>1332.45</text:p>
          </table:table-cell>
          <table:table-cell table:formula="oooc:=(([.G$12]*[.$A15]*15+[.$A15]*150)+600)*0.9*1.05" office:value-type="float" office:value="1417.5">
            <text:p>1417.5</text:p>
          </table:table-cell>
          <table:table-cell table:formula="oooc:=(([.H$12]*[.$A15]*15+[.$A15]*150)+600)*0.9*1.05" office:value-type="float" office:value="1502.55">
            <text:p>1502.55</text:p>
          </table:table-cell>
          <table:table-cell table:formula="oooc:=(([.I$12]*[.$A15]*15+[.$A15]*150)+600)*0.9*1.05" office:value-type="float" office:value="1587.6">
            <text:p>1587.6</text:p>
          </table:table-cell>
          <table:table-cell table:formula="oooc:=(([.J$12]*[.$A15]*15+[.$A15]*150)+600)*0.9*1.05" office:value-type="float" office:value="1672.65">
            <text:p>1672.65</text:p>
          </table:table-cell>
          <table:table-cell table:formula="oooc:=(([.K$12]*[.$A15]*15+[.$A15]*150)+600)*0.9*1.05" office:value-type="float" office:value="1757.7">
            <text:p>1757.7</text:p>
          </table:table-cell>
          <table:table-cell table:formula="oooc:=(([.L$12]*[.$A15]*15+[.$A15]*150)+600)*0.9*1.05" office:value-type="float" office:value="1842.75">
            <text:p>1842.75</text:p>
          </table:table-cell>
          <table:table-cell table:formula="oooc:=(([.M$12]*[.$A15]*15+[.$A15]*150)+600)*0.9*1.05" office:value-type="float" office:value="1927.8">
            <text:p>1927.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ooc:=[.A16]*500-[.$B$1]" office:value-type="float" office:value="500">
            <text:p>500</text:p>
          </table:table-cell>
          <table:table-cell table:formula="oooc:=(([.C$12]*[.$A16]*15+[.$A16]*150)+600)*0.9*1.05" office:value-type="float" office:value="1247.4">
            <text:p>1247.4</text:p>
          </table:table-cell>
          <table:table-cell table:formula="oooc:=(([.D$12]*[.$A16]*15+[.$A16]*150)+600)*0.9*1.05" office:value-type="float" office:value="1360.8">
            <text:p>1360.8</text:p>
          </table:table-cell>
          <table:table-cell table:formula="oooc:=(([.E$12]*[.$A16]*15+[.$A16]*150)+600)*0.9*1.05" office:value-type="float" office:value="1474.2">
            <text:p>1474.2</text:p>
          </table:table-cell>
          <table:table-cell table:formula="oooc:=(([.F$12]*[.$A16]*15+[.$A16]*150)+600)*0.9*1.05" office:value-type="float" office:value="1587.6">
            <text:p>1587.6</text:p>
          </table:table-cell>
          <table:table-cell table:formula="oooc:=(([.G$12]*[.$A16]*15+[.$A16]*150)+600)*0.9*1.05" office:value-type="float" office:value="1701">
            <text:p>1701</text:p>
          </table:table-cell>
          <table:table-cell table:formula="oooc:=(([.H$12]*[.$A16]*15+[.$A16]*150)+600)*0.9*1.05" office:value-type="float" office:value="1814.4">
            <text:p>1814.4</text:p>
          </table:table-cell>
          <table:table-cell table:formula="oooc:=(([.I$12]*[.$A16]*15+[.$A16]*150)+600)*0.9*1.05" office:value-type="float" office:value="1927.8">
            <text:p>1927.8</text:p>
          </table:table-cell>
          <table:table-cell table:formula="oooc:=(([.J$12]*[.$A16]*15+[.$A16]*150)+600)*0.9*1.05" office:value-type="float" office:value="2041.2">
            <text:p>2041.2</text:p>
          </table:table-cell>
          <table:table-cell table:formula="oooc:=(([.K$12]*[.$A16]*15+[.$A16]*150)+600)*0.9*1.05" office:value-type="float" office:value="2154.6">
            <text:p>2154.6</text:p>
          </table:table-cell>
          <table:table-cell table:formula="oooc:=(([.L$12]*[.$A16]*15+[.$A16]*150)+600)*0.9*1.05" office:value-type="float" office:value="2268">
            <text:p>2268</text:p>
          </table:table-cell>
          <table:table-cell table:formula="oooc:=(([.M$12]*[.$A16]*15+[.$A16]*150)+600)*0.9*1.05" office:value-type="float" office:value="2381.4">
            <text:p>2381.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[.A17]*500-[.$B$1]" office:value-type="float" office:value="1000">
            <text:p>1000</text:p>
          </table:table-cell>
          <table:table-cell table:formula="oooc:=(([.C$12]*[.$A17]*15+[.$A17]*150)+600)*0.9*1.05" office:value-type="float" office:value="1417.5">
            <text:p>1417.5</text:p>
          </table:table-cell>
          <table:table-cell table:formula="oooc:=(([.D$12]*[.$A17]*15+[.$A17]*150)+600)*0.9*1.05" office:value-type="float" office:value="1559.25">
            <text:p>1559.25</text:p>
          </table:table-cell>
          <table:table-cell table:formula="oooc:=(([.E$12]*[.$A17]*15+[.$A17]*150)+600)*0.9*1.05" office:value-type="float" office:value="1701">
            <text:p>1701</text:p>
          </table:table-cell>
          <table:table-cell table:formula="oooc:=(([.F$12]*[.$A17]*15+[.$A17]*150)+600)*0.9*1.05" office:value-type="float" office:value="1842.75">
            <text:p>1842.75</text:p>
          </table:table-cell>
          <table:table-cell table:formula="oooc:=(([.G$12]*[.$A17]*15+[.$A17]*150)+600)*0.9*1.05" office:value-type="float" office:value="1984.5">
            <text:p>1984.5</text:p>
          </table:table-cell>
          <table:table-cell table:formula="oooc:=(([.H$12]*[.$A17]*15+[.$A17]*150)+600)*0.9*1.05" office:value-type="float" office:value="2126.25">
            <text:p>2126.25</text:p>
          </table:table-cell>
          <table:table-cell table:formula="oooc:=(([.I$12]*[.$A17]*15+[.$A17]*150)+600)*0.9*1.05" office:value-type="float" office:value="2268">
            <text:p>2268</text:p>
          </table:table-cell>
          <table:table-cell table:formula="oooc:=(([.J$12]*[.$A17]*15+[.$A17]*150)+600)*0.9*1.05" office:value-type="float" office:value="2409.75">
            <text:p>2409.75</text:p>
          </table:table-cell>
          <table:table-cell table:formula="oooc:=(([.K$12]*[.$A17]*15+[.$A17]*150)+600)*0.9*1.05" office:value-type="float" office:value="2551.5">
            <text:p>2551.5</text:p>
          </table:table-cell>
          <table:table-cell table:formula="oooc:=(([.L$12]*[.$A17]*15+[.$A17]*150)+600)*0.9*1.05" office:value-type="float" office:value="2693.25">
            <text:p>2693.25</text:p>
          </table:table-cell>
          <table:table-cell table:formula="oooc:=(([.M$12]*[.$A17]*15+[.$A17]*150)+600)*0.9*1.05" office:value-type="float" office:value="2835">
            <text:p>283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ooc:=[.A18]*500-[.$B$1]" office:value-type="float" office:value="1500">
            <text:p>1500</text:p>
          </table:table-cell>
          <table:table-cell table:formula="oooc:=(([.C$12]*[.$A18]*15+[.$A18]*150)+600)*0.9*1.05" office:value-type="float" office:value="1587.6">
            <text:p>1587.6</text:p>
          </table:table-cell>
          <table:table-cell table:formula="oooc:=(([.D$12]*[.$A18]*15+[.$A18]*150)+600)*0.9*1.05" office:value-type="float" office:value="1757.7">
            <text:p>1757.7</text:p>
          </table:table-cell>
          <table:table-cell table:formula="oooc:=(([.E$12]*[.$A18]*15+[.$A18]*150)+600)*0.9*1.05" office:value-type="float" office:value="1927.8">
            <text:p>1927.8</text:p>
          </table:table-cell>
          <table:table-cell table:formula="oooc:=(([.F$12]*[.$A18]*15+[.$A18]*150)+600)*0.9*1.05" office:value-type="float" office:value="2097.9">
            <text:p>2097.9</text:p>
          </table:table-cell>
          <table:table-cell table:formula="oooc:=(([.G$12]*[.$A18]*15+[.$A18]*150)+600)*0.9*1.05" office:value-type="float" office:value="2268">
            <text:p>2268</text:p>
          </table:table-cell>
          <table:table-cell table:formula="oooc:=(([.H$12]*[.$A18]*15+[.$A18]*150)+600)*0.9*1.05" office:value-type="float" office:value="2438.1">
            <text:p>2438.1</text:p>
          </table:table-cell>
          <table:table-cell table:formula="oooc:=(([.I$12]*[.$A18]*15+[.$A18]*150)+600)*0.9*1.05" office:value-type="float" office:value="2608.2">
            <text:p>2608.2</text:p>
          </table:table-cell>
          <table:table-cell table:formula="oooc:=(([.J$12]*[.$A18]*15+[.$A18]*150)+600)*0.9*1.05" office:value-type="float" office:value="2778.3">
            <text:p>2778.3</text:p>
          </table:table-cell>
          <table:table-cell table:formula="oooc:=(([.K$12]*[.$A18]*15+[.$A18]*150)+600)*0.9*1.05" office:value-type="float" office:value="2948.4">
            <text:p>2948.4</text:p>
          </table:table-cell>
          <table:table-cell table:formula="oooc:=(([.L$12]*[.$A18]*15+[.$A18]*150)+600)*0.9*1.05" office:value-type="float" office:value="3118.5">
            <text:p>3118.5</text:p>
          </table:table-cell>
          <table:table-cell table:formula="oooc:=(([.M$12]*[.$A18]*15+[.$A18]*150)+600)*0.9*1.05" office:value-type="float" office:value="3288.6">
            <text:p>3288.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ooc:=[.A19]*500-[.$B$1]" office:value-type="float" office:value="2000">
            <text:p>2000</text:p>
          </table:table-cell>
          <table:table-cell table:formula="oooc:=(([.C$12]*[.$A19]*15+[.$A19]*150)+600)*0.9*1.05" office:value-type="float" office:value="1757.7">
            <text:p>1757.7</text:p>
          </table:table-cell>
          <table:table-cell table:formula="oooc:=(([.D$12]*[.$A19]*15+[.$A19]*150)+600)*0.9*1.05" office:value-type="float" office:value="1956.15">
            <text:p>1956.15</text:p>
          </table:table-cell>
          <table:table-cell table:formula="oooc:=(([.E$12]*[.$A19]*15+[.$A19]*150)+600)*0.9*1.05" office:value-type="float" office:value="2154.6">
            <text:p>2154.6</text:p>
          </table:table-cell>
          <table:table-cell table:formula="oooc:=(([.F$12]*[.$A19]*15+[.$A19]*150)+600)*0.9*1.05" office:value-type="float" office:value="2353.05">
            <text:p>2353.05</text:p>
          </table:table-cell>
          <table:table-cell table:formula="oooc:=(([.G$12]*[.$A19]*15+[.$A19]*150)+600)*0.9*1.05" office:value-type="float" office:value="2551.5">
            <text:p>2551.5</text:p>
          </table:table-cell>
          <table:table-cell table:formula="oooc:=(([.H$12]*[.$A19]*15+[.$A19]*150)+600)*0.9*1.05" office:value-type="float" office:value="2749.95">
            <text:p>2749.95</text:p>
          </table:table-cell>
          <table:table-cell table:formula="oooc:=(([.I$12]*[.$A19]*15+[.$A19]*150)+600)*0.9*1.05" office:value-type="float" office:value="2948.4">
            <text:p>2948.4</text:p>
          </table:table-cell>
          <table:table-cell table:formula="oooc:=(([.J$12]*[.$A19]*15+[.$A19]*150)+600)*0.9*1.05" office:value-type="float" office:value="3146.85">
            <text:p>3146.85</text:p>
          </table:table-cell>
          <table:table-cell table:formula="oooc:=(([.K$12]*[.$A19]*15+[.$A19]*150)+600)*0.9*1.05" office:value-type="float" office:value="3345.3">
            <text:p>3345.3</text:p>
          </table:table-cell>
          <table:table-cell table:formula="oooc:=(([.L$12]*[.$A19]*15+[.$A19]*150)+600)*0.9*1.05" office:value-type="float" office:value="3543.75">
            <text:p>3543.75</text:p>
          </table:table-cell>
          <table:table-cell table:formula="oooc:=(([.M$12]*[.$A19]*15+[.$A19]*150)+600)*0.9*1.05" office:value-type="float" office:value="3742.2">
            <text:p>3742.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ooc:=[.A20]*500-[.$B$1]" office:value-type="float" office:value="2500">
            <text:p>2500</text:p>
          </table:table-cell>
          <table:table-cell table:formula="oooc:=(([.C$12]*[.$A20]*15+[.$A20]*150)+600)*0.9*1.05" office:value-type="float" office:value="1927.8">
            <text:p>1927.8</text:p>
          </table:table-cell>
          <table:table-cell table:formula="oooc:=(([.D$12]*[.$A20]*15+[.$A20]*150)+600)*0.9*1.05" office:value-type="float" office:value="2154.6">
            <text:p>2154.6</text:p>
          </table:table-cell>
          <table:table-cell table:formula="oooc:=(([.E$12]*[.$A20]*15+[.$A20]*150)+600)*0.9*1.05" office:value-type="float" office:value="2381.4">
            <text:p>2381.4</text:p>
          </table:table-cell>
          <table:table-cell table:formula="oooc:=(([.F$12]*[.$A20]*15+[.$A20]*150)+600)*0.9*1.05" office:value-type="float" office:value="2608.2">
            <text:p>2608.2</text:p>
          </table:table-cell>
          <table:table-cell table:formula="oooc:=(([.G$12]*[.$A20]*15+[.$A20]*150)+600)*0.9*1.05" office:value-type="float" office:value="2835">
            <text:p>2835</text:p>
          </table:table-cell>
          <table:table-cell table:formula="oooc:=(([.H$12]*[.$A20]*15+[.$A20]*150)+600)*0.9*1.05" office:value-type="float" office:value="3061.8">
            <text:p>3061.8</text:p>
          </table:table-cell>
          <table:table-cell table:formula="oooc:=(([.I$12]*[.$A20]*15+[.$A20]*150)+600)*0.9*1.05" office:value-type="float" office:value="3288.6">
            <text:p>3288.6</text:p>
          </table:table-cell>
          <table:table-cell table:formula="oooc:=(([.J$12]*[.$A20]*15+[.$A20]*150)+600)*0.9*1.05" office:value-type="float" office:value="3515.4">
            <text:p>3515.4</text:p>
          </table:table-cell>
          <table:table-cell table:formula="oooc:=(([.K$12]*[.$A20]*15+[.$A20]*150)+600)*0.9*1.05" office:value-type="float" office:value="3742.2">
            <text:p>3742.2</text:p>
          </table:table-cell>
          <table:table-cell table:formula="oooc:=(([.L$12]*[.$A20]*15+[.$A20]*150)+600)*0.9*1.05" office:value-type="float" office:value="3969">
            <text:p>3969</text:p>
          </table:table-cell>
          <table:table-cell table:formula="oooc:=(([.M$12]*[.$A20]*15+[.$A20]*150)+600)*0.9*1.05" office:value-type="float" office:value="4195.8">
            <text:p>4195.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ooc:=[.A21]*500-[.$B$1]" office:value-type="float" office:value="3000">
            <text:p>3000</text:p>
          </table:table-cell>
          <table:table-cell table:formula="oooc:=(([.C$12]*[.$A21]*15+[.$A21]*150)+600)*0.9*1.05" office:value-type="float" office:value="2097.9">
            <text:p>2097.9</text:p>
          </table:table-cell>
          <table:table-cell table:formula="oooc:=(([.D$12]*[.$A21]*15+[.$A21]*150)+600)*0.9*1.05" office:value-type="float" office:value="2353.05">
            <text:p>2353.05</text:p>
          </table:table-cell>
          <table:table-cell table:formula="oooc:=(([.E$12]*[.$A21]*15+[.$A21]*150)+600)*0.9*1.05" office:value-type="float" office:value="2608.2">
            <text:p>2608.2</text:p>
          </table:table-cell>
          <table:table-cell table:formula="oooc:=(([.F$12]*[.$A21]*15+[.$A21]*150)+600)*0.9*1.05" office:value-type="float" office:value="2863.35">
            <text:p>2863.35</text:p>
          </table:table-cell>
          <table:table-cell table:formula="oooc:=(([.G$12]*[.$A21]*15+[.$A21]*150)+600)*0.9*1.05" office:value-type="float" office:value="3118.5">
            <text:p>3118.5</text:p>
          </table:table-cell>
          <table:table-cell table:formula="oooc:=(([.H$12]*[.$A21]*15+[.$A21]*150)+600)*0.9*1.05" office:value-type="float" office:value="3373.65">
            <text:p>3373.65</text:p>
          </table:table-cell>
          <table:table-cell table:formula="oooc:=(([.I$12]*[.$A21]*15+[.$A21]*150)+600)*0.9*1.05" office:value-type="float" office:value="3628.8">
            <text:p>3628.8</text:p>
          </table:table-cell>
          <table:table-cell table:formula="oooc:=(([.J$12]*[.$A21]*15+[.$A21]*150)+600)*0.9*1.05" office:value-type="float" office:value="3883.95">
            <text:p>3883.95</text:p>
          </table:table-cell>
          <table:table-cell table:formula="oooc:=(([.K$12]*[.$A21]*15+[.$A21]*150)+600)*0.9*1.05" office:value-type="float" office:value="4139.1">
            <text:p>4139.1</text:p>
          </table:table-cell>
          <table:table-cell table:formula="oooc:=(([.L$12]*[.$A21]*15+[.$A21]*150)+600)*0.9*1.05" office:value-type="float" office:value="4394.25">
            <text:p>4394.25</text:p>
          </table:table-cell>
          <table:table-cell table:formula="oooc:=(([.M$12]*[.$A21]*15+[.$A21]*150)+600)*0.9*1.05" office:value-type="float" office:value="4649.4">
            <text:p>4649.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ooc:=[.A22]*500-[.$B$1]" office:value-type="float" office:value="3500">
            <text:p>3500</text:p>
          </table:table-cell>
          <table:table-cell table:formula="oooc:=(([.C$12]*[.$A22]*15+[.$A22]*150)+600)*0.9*1.05" office:value-type="float" office:value="2268">
            <text:p>2268</text:p>
          </table:table-cell>
          <table:table-cell table:formula="oooc:=(([.D$12]*[.$A22]*15+[.$A22]*150)+600)*0.9*1.05" office:value-type="float" office:value="2551.5">
            <text:p>2551.5</text:p>
          </table:table-cell>
          <table:table-cell table:formula="oooc:=(([.E$12]*[.$A22]*15+[.$A22]*150)+600)*0.9*1.05" office:value-type="float" office:value="2835">
            <text:p>2835</text:p>
          </table:table-cell>
          <table:table-cell table:formula="oooc:=(([.F$12]*[.$A22]*15+[.$A22]*150)+600)*0.9*1.05" office:value-type="float" office:value="3118.5">
            <text:p>3118.5</text:p>
          </table:table-cell>
          <table:table-cell table:formula="oooc:=(([.G$12]*[.$A22]*15+[.$A22]*150)+600)*0.9*1.05" office:value-type="float" office:value="3402">
            <text:p>3402</text:p>
          </table:table-cell>
          <table:table-cell table:formula="oooc:=(([.H$12]*[.$A22]*15+[.$A22]*150)+600)*0.9*1.05" office:value-type="float" office:value="3685.5">
            <text:p>3685.5</text:p>
          </table:table-cell>
          <table:table-cell table:formula="oooc:=(([.I$12]*[.$A22]*15+[.$A22]*150)+600)*0.9*1.05" office:value-type="float" office:value="3969">
            <text:p>3969</text:p>
          </table:table-cell>
          <table:table-cell table:formula="oooc:=(([.J$12]*[.$A22]*15+[.$A22]*150)+600)*0.9*1.05" office:value-type="float" office:value="4252.5">
            <text:p>4252.5</text:p>
          </table:table-cell>
          <table:table-cell table:formula="oooc:=(([.K$12]*[.$A22]*15+[.$A22]*150)+600)*0.9*1.05" office:value-type="float" office:value="4536">
            <text:p>4536</text:p>
          </table:table-cell>
          <table:table-cell table:formula="oooc:=(([.L$12]*[.$A22]*15+[.$A22]*150)+600)*0.9*1.05" office:value-type="float" office:value="4819.5">
            <text:p>4819.5</text:p>
          </table:table-cell>
          <table:table-cell table:formula="oooc:=(([.M$12]*[.$A22]*15+[.$A22]*150)+600)*0.9*1.05" office:value-type="float" office:value="5103">
            <text:p>510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ooc:=[.A23]*500-[.$B$1]" office:value-type="float" office:value="4000">
            <text:p>4000</text:p>
          </table:table-cell>
          <table:table-cell table:formula="oooc:=(([.C$12]*[.$A23]*15+[.$A23]*150)+600)*0.9*1.05" office:value-type="float" office:value="2438.1">
            <text:p>2438.1</text:p>
          </table:table-cell>
          <table:table-cell table:formula="oooc:=(([.D$12]*[.$A23]*15+[.$A23]*150)+600)*0.9*1.05" office:value-type="float" office:value="2749.95">
            <text:p>2749.95</text:p>
          </table:table-cell>
          <table:table-cell table:formula="oooc:=(([.E$12]*[.$A23]*15+[.$A23]*150)+600)*0.9*1.05" office:value-type="float" office:value="3061.8">
            <text:p>3061.8</text:p>
          </table:table-cell>
          <table:table-cell table:formula="oooc:=(([.F$12]*[.$A23]*15+[.$A23]*150)+600)*0.9*1.05" office:value-type="float" office:value="3373.65">
            <text:p>3373.65</text:p>
          </table:table-cell>
          <table:table-cell table:formula="oooc:=(([.G$12]*[.$A23]*15+[.$A23]*150)+600)*0.9*1.05" office:value-type="float" office:value="3685.5">
            <text:p>3685.5</text:p>
          </table:table-cell>
          <table:table-cell table:formula="oooc:=(([.H$12]*[.$A23]*15+[.$A23]*150)+600)*0.9*1.05" office:value-type="float" office:value="3997.35">
            <text:p>3997.35</text:p>
          </table:table-cell>
          <table:table-cell table:formula="oooc:=(([.I$12]*[.$A23]*15+[.$A23]*150)+600)*0.9*1.05" office:value-type="float" office:value="4309.2">
            <text:p>4309.2</text:p>
          </table:table-cell>
          <table:table-cell table:formula="oooc:=(([.J$12]*[.$A23]*15+[.$A23]*150)+600)*0.9*1.05" office:value-type="float" office:value="4621.05">
            <text:p>4621.05</text:p>
          </table:table-cell>
          <table:table-cell table:formula="oooc:=(([.K$12]*[.$A23]*15+[.$A23]*150)+600)*0.9*1.05" office:value-type="float" office:value="4932.9">
            <text:p>4932.9</text:p>
          </table:table-cell>
          <table:table-cell table:formula="oooc:=(([.L$12]*[.$A23]*15+[.$A23]*150)+600)*0.9*1.05" office:value-type="float" office:value="5244.75">
            <text:p>5244.75</text:p>
          </table:table-cell>
          <table:table-cell table:formula="oooc:=(([.M$12]*[.$A23]*15+[.$A23]*150)+600)*0.9*1.05" office:value-type="float" office:value="5556.6">
            <text:p>5556.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ooc:=[.A24]*500-[.$B$1]" office:value-type="float" office:value="4500">
            <text:p>4500</text:p>
          </table:table-cell>
          <table:table-cell table:formula="oooc:=(([.C$12]*[.$A24]*15+[.$A24]*150)+600)*0.9*1.05" office:value-type="float" office:value="2608.2">
            <text:p>2608.2</text:p>
          </table:table-cell>
          <table:table-cell table:formula="oooc:=(([.D$12]*[.$A24]*15+[.$A24]*150)+600)*0.9*1.05" office:value-type="float" office:value="2948.4">
            <text:p>2948.4</text:p>
          </table:table-cell>
          <table:table-cell table:formula="oooc:=(([.E$12]*[.$A24]*15+[.$A24]*150)+600)*0.9*1.05" office:value-type="float" office:value="3288.6">
            <text:p>3288.6</text:p>
          </table:table-cell>
          <table:table-cell table:formula="oooc:=(([.F$12]*[.$A24]*15+[.$A24]*150)+600)*0.9*1.05" office:value-type="float" office:value="3628.8">
            <text:p>3628.8</text:p>
          </table:table-cell>
          <table:table-cell table:formula="oooc:=(([.G$12]*[.$A24]*15+[.$A24]*150)+600)*0.9*1.05" office:value-type="float" office:value="3969">
            <text:p>3969</text:p>
          </table:table-cell>
          <table:table-cell table:formula="oooc:=(([.H$12]*[.$A24]*15+[.$A24]*150)+600)*0.9*1.05" office:value-type="float" office:value="4309.2">
            <text:p>4309.2</text:p>
          </table:table-cell>
          <table:table-cell table:formula="oooc:=(([.I$12]*[.$A24]*15+[.$A24]*150)+600)*0.9*1.05" office:value-type="float" office:value="4649.4">
            <text:p>4649.4</text:p>
          </table:table-cell>
          <table:table-cell table:formula="oooc:=(([.J$12]*[.$A24]*15+[.$A24]*150)+600)*0.9*1.05" office:value-type="float" office:value="4989.6">
            <text:p>4989.6</text:p>
          </table:table-cell>
          <table:table-cell table:formula="oooc:=(([.K$12]*[.$A24]*15+[.$A24]*150)+600)*0.9*1.05" office:value-type="float" office:value="5329.8">
            <text:p>5329.8</text:p>
          </table:table-cell>
          <table:table-cell table:formula="oooc:=(([.L$12]*[.$A24]*15+[.$A24]*150)+600)*0.9*1.05" office:value-type="float" office:value="5670">
            <text:p>5670</text:p>
          </table:table-cell>
          <table:table-cell table:formula="oooc:=(([.M$12]*[.$A24]*15+[.$A24]*150)+600)*0.9*1.05" office:value-type="float" office:value="6010.2">
            <text:p>6010.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ooc:=[.A25]*500-[.$B$1]" office:value-type="float" office:value="5000">
            <text:p>5000</text:p>
          </table:table-cell>
          <table:table-cell table:formula="oooc:=(([.C$12]*[.$A25]*15+[.$A25]*150)+600)*0.9*1.05" office:value-type="float" office:value="2778.3">
            <text:p>2778.3</text:p>
          </table:table-cell>
          <table:table-cell table:formula="oooc:=(([.D$12]*[.$A25]*15+[.$A25]*150)+600)*0.9*1.05" office:value-type="float" office:value="3146.85">
            <text:p>3146.85</text:p>
          </table:table-cell>
          <table:table-cell table:formula="oooc:=(([.E$12]*[.$A25]*15+[.$A25]*150)+600)*0.9*1.05" office:value-type="float" office:value="3515.4">
            <text:p>3515.4</text:p>
          </table:table-cell>
          <table:table-cell table:formula="oooc:=(([.F$12]*[.$A25]*15+[.$A25]*150)+600)*0.9*1.05" office:value-type="float" office:value="3883.95">
            <text:p>3883.95</text:p>
          </table:table-cell>
          <table:table-cell table:formula="oooc:=(([.G$12]*[.$A25]*15+[.$A25]*150)+600)*0.9*1.05" office:value-type="float" office:value="4252.5">
            <text:p>4252.5</text:p>
          </table:table-cell>
          <table:table-cell table:formula="oooc:=(([.H$12]*[.$A25]*15+[.$A25]*150)+600)*0.9*1.05" office:value-type="float" office:value="4621.05">
            <text:p>4621.05</text:p>
          </table:table-cell>
          <table:table-cell table:formula="oooc:=(([.I$12]*[.$A25]*15+[.$A25]*150)+600)*0.9*1.05" office:value-type="float" office:value="4989.6">
            <text:p>4989.6</text:p>
          </table:table-cell>
          <table:table-cell table:formula="oooc:=(([.J$12]*[.$A25]*15+[.$A25]*150)+600)*0.9*1.05" office:value-type="float" office:value="5358.15">
            <text:p>5358.15</text:p>
          </table:table-cell>
          <table:table-cell table:formula="oooc:=(([.K$12]*[.$A25]*15+[.$A25]*150)+600)*0.9*1.05" office:value-type="float" office:value="5726.7">
            <text:p>5726.7</text:p>
          </table:table-cell>
          <table:table-cell table:formula="oooc:=(([.L$12]*[.$A25]*15+[.$A25]*150)+600)*0.9*1.05" office:value-type="float" office:value="6095.25">
            <text:p>6095.25</text:p>
          </table:table-cell>
          <table:table-cell table:formula="oooc:=(([.M$12]*[.$A25]*15+[.$A25]*150)+600)*0.9*1.05" office:value-type="float" office:value="6463.8">
            <text:p>6463.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ooc:=[.A26]*500-[.$B$1]" office:value-type="float" office:value="5500">
            <text:p>5500</text:p>
          </table:table-cell>
          <table:table-cell table:formula="oooc:=(([.C$12]*[.$A26]*15+[.$A26]*150)+600)*0.9*1.05" office:value-type="float" office:value="2948.4">
            <text:p>2948.4</text:p>
          </table:table-cell>
          <table:table-cell table:formula="oooc:=(([.D$12]*[.$A26]*15+[.$A26]*150)+600)*0.9*1.05" office:value-type="float" office:value="3345.3">
            <text:p>3345.3</text:p>
          </table:table-cell>
          <table:table-cell table:formula="oooc:=(([.E$12]*[.$A26]*15+[.$A26]*150)+600)*0.9*1.05" office:value-type="float" office:value="3742.2">
            <text:p>3742.2</text:p>
          </table:table-cell>
          <table:table-cell table:formula="oooc:=(([.F$12]*[.$A26]*15+[.$A26]*150)+600)*0.9*1.05" office:value-type="float" office:value="4139.1">
            <text:p>4139.1</text:p>
          </table:table-cell>
          <table:table-cell table:formula="oooc:=(([.G$12]*[.$A26]*15+[.$A26]*150)+600)*0.9*1.05" office:value-type="float" office:value="4536">
            <text:p>4536</text:p>
          </table:table-cell>
          <table:table-cell table:formula="oooc:=(([.H$12]*[.$A26]*15+[.$A26]*150)+600)*0.9*1.05" office:value-type="float" office:value="4932.9">
            <text:p>4932.9</text:p>
          </table:table-cell>
          <table:table-cell table:formula="oooc:=(([.I$12]*[.$A26]*15+[.$A26]*150)+600)*0.9*1.05" office:value-type="float" office:value="5329.8">
            <text:p>5329.8</text:p>
          </table:table-cell>
          <table:table-cell table:formula="oooc:=(([.J$12]*[.$A26]*15+[.$A26]*150)+600)*0.9*1.05" office:value-type="float" office:value="5726.7">
            <text:p>5726.7</text:p>
          </table:table-cell>
          <table:table-cell table:formula="oooc:=(([.K$12]*[.$A26]*15+[.$A26]*150)+600)*0.9*1.05" office:value-type="float" office:value="6123.6">
            <text:p>6123.6</text:p>
          </table:table-cell>
          <table:table-cell table:formula="oooc:=(([.L$12]*[.$A26]*15+[.$A26]*150)+600)*0.9*1.05" office:value-type="float" office:value="6520.5">
            <text:p>6520.5</text:p>
          </table:table-cell>
          <table:table-cell table:formula="oooc:=(([.M$12]*[.$A26]*15+[.$A26]*150)+600)*0.9*1.05" office:value-type="float" office:value="6917.4">
            <text:p>6917.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ooc:=[.A27]*500-[.$B$1]" office:value-type="float" office:value="6000">
            <text:p>6000</text:p>
          </table:table-cell>
          <table:table-cell table:formula="oooc:=(([.C$12]*[.$A27]*15+[.$A27]*150)+600)*0.9*1.05" office:value-type="float" office:value="3118.5">
            <text:p>3118.5</text:p>
          </table:table-cell>
          <table:table-cell table:formula="oooc:=(([.D$12]*[.$A27]*15+[.$A27]*150)+600)*0.9*1.05" office:value-type="float" office:value="3543.75">
            <text:p>3543.75</text:p>
          </table:table-cell>
          <table:table-cell table:formula="oooc:=(([.E$12]*[.$A27]*15+[.$A27]*150)+600)*0.9*1.05" office:value-type="float" office:value="3969">
            <text:p>3969</text:p>
          </table:table-cell>
          <table:table-cell table:formula="oooc:=(([.F$12]*[.$A27]*15+[.$A27]*150)+600)*0.9*1.05" office:value-type="float" office:value="4394.25">
            <text:p>4394.25</text:p>
          </table:table-cell>
          <table:table-cell table:formula="oooc:=(([.G$12]*[.$A27]*15+[.$A27]*150)+600)*0.9*1.05" office:value-type="float" office:value="4819.5">
            <text:p>4819.5</text:p>
          </table:table-cell>
          <table:table-cell table:formula="oooc:=(([.H$12]*[.$A27]*15+[.$A27]*150)+600)*0.9*1.05" office:value-type="float" office:value="5244.75">
            <text:p>5244.75</text:p>
          </table:table-cell>
          <table:table-cell table:formula="oooc:=(([.I$12]*[.$A27]*15+[.$A27]*150)+600)*0.9*1.05" office:value-type="float" office:value="5670">
            <text:p>5670</text:p>
          </table:table-cell>
          <table:table-cell table:formula="oooc:=(([.J$12]*[.$A27]*15+[.$A27]*150)+600)*0.9*1.05" office:value-type="float" office:value="6095.25">
            <text:p>6095.25</text:p>
          </table:table-cell>
          <table:table-cell table:formula="oooc:=(([.K$12]*[.$A27]*15+[.$A27]*150)+600)*0.9*1.05" office:value-type="float" office:value="6520.5">
            <text:p>6520.5</text:p>
          </table:table-cell>
          <table:table-cell table:formula="oooc:=(([.L$12]*[.$A27]*15+[.$A27]*150)+600)*0.9*1.05" office:value-type="float" office:value="6945.75">
            <text:p>6945.75</text:p>
          </table:table-cell>
          <table:table-cell table:formula="oooc:=(([.M$12]*[.$A27]*15+[.$A27]*150)+600)*0.9*1.05" office:value-type="float" office:value="7371">
            <text:p>737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ooc:=[.A28]*500-[.$B$1]" office:value-type="float" office:value="6500">
            <text:p>6500</text:p>
          </table:table-cell>
          <table:table-cell table:formula="oooc:=(([.C$12]*[.$A28]*15+[.$A28]*150)+600)*0.9*1.05" office:value-type="float" office:value="3288.6">
            <text:p>3288.6</text:p>
          </table:table-cell>
          <table:table-cell table:formula="oooc:=(([.D$12]*[.$A28]*15+[.$A28]*150)+600)*0.9*1.05" office:value-type="float" office:value="3742.2">
            <text:p>3742.2</text:p>
          </table:table-cell>
          <table:table-cell table:formula="oooc:=(([.E$12]*[.$A28]*15+[.$A28]*150)+600)*0.9*1.05" office:value-type="float" office:value="4195.8">
            <text:p>4195.8</text:p>
          </table:table-cell>
          <table:table-cell table:formula="oooc:=(([.F$12]*[.$A28]*15+[.$A28]*150)+600)*0.9*1.05" office:value-type="float" office:value="4649.4">
            <text:p>4649.4</text:p>
          </table:table-cell>
          <table:table-cell table:formula="oooc:=(([.G$12]*[.$A28]*15+[.$A28]*150)+600)*0.9*1.05" office:value-type="float" office:value="5103">
            <text:p>5103</text:p>
          </table:table-cell>
          <table:table-cell table:formula="oooc:=(([.H$12]*[.$A28]*15+[.$A28]*150)+600)*0.9*1.05" office:value-type="float" office:value="5556.6">
            <text:p>5556.6</text:p>
          </table:table-cell>
          <table:table-cell table:formula="oooc:=(([.I$12]*[.$A28]*15+[.$A28]*150)+600)*0.9*1.05" office:value-type="float" office:value="6010.2">
            <text:p>6010.2</text:p>
          </table:table-cell>
          <table:table-cell table:formula="oooc:=(([.J$12]*[.$A28]*15+[.$A28]*150)+600)*0.9*1.05" office:value-type="float" office:value="6463.8">
            <text:p>6463.8</text:p>
          </table:table-cell>
          <table:table-cell table:formula="oooc:=(([.K$12]*[.$A28]*15+[.$A28]*150)+600)*0.9*1.05" office:value-type="float" office:value="6917.4">
            <text:p>6917.4</text:p>
          </table:table-cell>
          <table:table-cell table:formula="oooc:=(([.L$12]*[.$A28]*15+[.$A28]*150)+600)*0.9*1.05" office:value-type="float" office:value="7371">
            <text:p>7371</text:p>
          </table:table-cell>
          <table:table-cell table:formula="oooc:=(([.M$12]*[.$A28]*15+[.$A28]*150)+600)*0.9*1.05" office:value-type="float" office:value="7824.6">
            <text:p>7824.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ooc:=[.A29]*500-[.$B$1]" office:value-type="float" office:value="7000">
            <text:p>7000</text:p>
          </table:table-cell>
          <table:table-cell table:formula="oooc:=(([.C$12]*[.$A29]*15+[.$A29]*150)+600)*0.9*1.05" office:value-type="float" office:value="3458.7">
            <text:p>3458.7</text:p>
          </table:table-cell>
          <table:table-cell table:formula="oooc:=(([.D$12]*[.$A29]*15+[.$A29]*150)+600)*0.9*1.05" office:value-type="float" office:value="3940.65">
            <text:p>3940.65</text:p>
          </table:table-cell>
          <table:table-cell table:formula="oooc:=(([.E$12]*[.$A29]*15+[.$A29]*150)+600)*0.9*1.05" office:value-type="float" office:value="4422.6">
            <text:p>4422.6</text:p>
          </table:table-cell>
          <table:table-cell table:formula="oooc:=(([.F$12]*[.$A29]*15+[.$A29]*150)+600)*0.9*1.05" office:value-type="float" office:value="4904.55">
            <text:p>4904.55</text:p>
          </table:table-cell>
          <table:table-cell table:formula="oooc:=(([.G$12]*[.$A29]*15+[.$A29]*150)+600)*0.9*1.05" office:value-type="float" office:value="5386.5">
            <text:p>5386.5</text:p>
          </table:table-cell>
          <table:table-cell table:formula="oooc:=(([.H$12]*[.$A29]*15+[.$A29]*150)+600)*0.9*1.05" office:value-type="float" office:value="5868.45">
            <text:p>5868.45</text:p>
          </table:table-cell>
          <table:table-cell table:formula="oooc:=(([.I$12]*[.$A29]*15+[.$A29]*150)+600)*0.9*1.05" office:value-type="float" office:value="6350.4">
            <text:p>6350.4</text:p>
          </table:table-cell>
          <table:table-cell table:formula="oooc:=(([.J$12]*[.$A29]*15+[.$A29]*150)+600)*0.9*1.05" office:value-type="float" office:value="6832.35">
            <text:p>6832.35</text:p>
          </table:table-cell>
          <table:table-cell table:formula="oooc:=(([.K$12]*[.$A29]*15+[.$A29]*150)+600)*0.9*1.05" office:value-type="float" office:value="7314.3">
            <text:p>7314.3</text:p>
          </table:table-cell>
          <table:table-cell table:formula="oooc:=(([.L$12]*[.$A29]*15+[.$A29]*150)+600)*0.9*1.05" office:value-type="float" office:value="7796.25">
            <text:p>7796.25</text:p>
          </table:table-cell>
          <table:table-cell table:formula="oooc:=(([.M$12]*[.$A29]*15+[.$A29]*150)+600)*0.9*1.05" office:value-type="float" office:value="8278.2">
            <text:p>8278.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ooc:=[.A30]*500-[.$B$1]" office:value-type="float" office:value="7500">
            <text:p>7500</text:p>
          </table:table-cell>
          <table:table-cell table:formula="oooc:=(([.C$12]*[.$A30]*15+[.$A30]*150)+600)*0.9*1.05" office:value-type="float" office:value="3628.8">
            <text:p>3628.8</text:p>
          </table:table-cell>
          <table:table-cell table:formula="oooc:=(([.D$12]*[.$A30]*15+[.$A30]*150)+600)*0.9*1.05" office:value-type="float" office:value="4139.1">
            <text:p>4139.1</text:p>
          </table:table-cell>
          <table:table-cell table:formula="oooc:=(([.E$12]*[.$A30]*15+[.$A30]*150)+600)*0.9*1.05" office:value-type="float" office:value="4649.4">
            <text:p>4649.4</text:p>
          </table:table-cell>
          <table:table-cell table:formula="oooc:=(([.F$12]*[.$A30]*15+[.$A30]*150)+600)*0.9*1.05" office:value-type="float" office:value="5159.7">
            <text:p>5159.7</text:p>
          </table:table-cell>
          <table:table-cell table:formula="oooc:=(([.G$12]*[.$A30]*15+[.$A30]*150)+600)*0.9*1.05" office:value-type="float" office:value="5670">
            <text:p>5670</text:p>
          </table:table-cell>
          <table:table-cell table:formula="oooc:=(([.H$12]*[.$A30]*15+[.$A30]*150)+600)*0.9*1.05" office:value-type="float" office:value="6180.3">
            <text:p>6180.3</text:p>
          </table:table-cell>
          <table:table-cell table:formula="oooc:=(([.I$12]*[.$A30]*15+[.$A30]*150)+600)*0.9*1.05" office:value-type="float" office:value="6690.6">
            <text:p>6690.6</text:p>
          </table:table-cell>
          <table:table-cell table:formula="oooc:=(([.J$12]*[.$A30]*15+[.$A30]*150)+600)*0.9*1.05" office:value-type="float" office:value="7200.9">
            <text:p>7200.9</text:p>
          </table:table-cell>
          <table:table-cell table:formula="oooc:=(([.K$12]*[.$A30]*15+[.$A30]*150)+600)*0.9*1.05" office:value-type="float" office:value="7711.2">
            <text:p>7711.2</text:p>
          </table:table-cell>
          <table:table-cell table:formula="oooc:=(([.L$12]*[.$A30]*15+[.$A30]*150)+600)*0.9*1.05" office:value-type="float" office:value="8221.5">
            <text:p>8221.5</text:p>
          </table:table-cell>
          <table:table-cell table:formula="oooc:=(([.M$12]*[.$A30]*15+[.$A30]*150)+600)*0.9*1.05" office:value-type="float" office:value="8731.8">
            <text:p>8731.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ooc:=[.A31]*500-[.$B$1]" office:value-type="float" office:value="8000">
            <text:p>8000</text:p>
          </table:table-cell>
          <table:table-cell table:formula="oooc:=(([.C$12]*[.$A31]*15+[.$A31]*150)+600)*0.9*1.05" office:value-type="float" office:value="3798.9">
            <text:p>3798.9</text:p>
          </table:table-cell>
          <table:table-cell table:formula="oooc:=(([.D$12]*[.$A31]*15+[.$A31]*150)+600)*0.9*1.05" office:value-type="float" office:value="4337.55">
            <text:p>4337.55</text:p>
          </table:table-cell>
          <table:table-cell table:formula="oooc:=(([.E$12]*[.$A31]*15+[.$A31]*150)+600)*0.9*1.05" office:value-type="float" office:value="4876.2">
            <text:p>4876.2</text:p>
          </table:table-cell>
          <table:table-cell table:formula="oooc:=(([.F$12]*[.$A31]*15+[.$A31]*150)+600)*0.9*1.05" office:value-type="float" office:value="5414.85">
            <text:p>5414.85</text:p>
          </table:table-cell>
          <table:table-cell table:formula="oooc:=(([.G$12]*[.$A31]*15+[.$A31]*150)+600)*0.9*1.05" office:value-type="float" office:value="5953.5">
            <text:p>5953.5</text:p>
          </table:table-cell>
          <table:table-cell table:formula="oooc:=(([.H$12]*[.$A31]*15+[.$A31]*150)+600)*0.9*1.05" office:value-type="float" office:value="6492.15">
            <text:p>6492.15</text:p>
          </table:table-cell>
          <table:table-cell table:formula="oooc:=(([.I$12]*[.$A31]*15+[.$A31]*150)+600)*0.9*1.05" office:value-type="float" office:value="7030.8">
            <text:p>7030.8</text:p>
          </table:table-cell>
          <table:table-cell table:formula="oooc:=(([.J$12]*[.$A31]*15+[.$A31]*150)+600)*0.9*1.05" office:value-type="float" office:value="7569.45">
            <text:p>7569.45</text:p>
          </table:table-cell>
          <table:table-cell table:formula="oooc:=(([.K$12]*[.$A31]*15+[.$A31]*150)+600)*0.9*1.05" office:value-type="float" office:value="8108.1">
            <text:p>8108.1</text:p>
          </table:table-cell>
          <table:table-cell table:formula="oooc:=(([.L$12]*[.$A31]*15+[.$A31]*150)+600)*0.9*1.05" office:value-type="float" office:value="8646.75">
            <text:p>8646.75</text:p>
          </table:table-cell>
          <table:table-cell table:formula="oooc:=(([.M$12]*[.$A31]*15+[.$A31]*150)+600)*0.9*1.05" office:value-type="float" office:value="9185.4">
            <text:p>9185.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ooc:=[.A32]*500-[.$B$1]" office:value-type="float" office:value="8500">
            <text:p>8500</text:p>
          </table:table-cell>
          <table:table-cell table:formula="oooc:=(([.C$12]*[.$A32]*15+[.$A32]*150)+600)*0.9*1.05" office:value-type="float" office:value="3969">
            <text:p>3969</text:p>
          </table:table-cell>
          <table:table-cell table:formula="oooc:=(([.D$12]*[.$A32]*15+[.$A32]*150)+600)*0.9*1.05" office:value-type="float" office:value="4536">
            <text:p>4536</text:p>
          </table:table-cell>
          <table:table-cell table:formula="oooc:=(([.E$12]*[.$A32]*15+[.$A32]*150)+600)*0.9*1.05" office:value-type="float" office:value="5103">
            <text:p>5103</text:p>
          </table:table-cell>
          <table:table-cell table:formula="oooc:=(([.F$12]*[.$A32]*15+[.$A32]*150)+600)*0.9*1.05" office:value-type="float" office:value="5670">
            <text:p>5670</text:p>
          </table:table-cell>
          <table:table-cell table:formula="oooc:=(([.G$12]*[.$A32]*15+[.$A32]*150)+600)*0.9*1.05" office:value-type="float" office:value="6237">
            <text:p>6237</text:p>
          </table:table-cell>
          <table:table-cell table:formula="oooc:=(([.H$12]*[.$A32]*15+[.$A32]*150)+600)*0.9*1.05" office:value-type="float" office:value="6804">
            <text:p>6804</text:p>
          </table:table-cell>
          <table:table-cell table:formula="oooc:=(([.I$12]*[.$A32]*15+[.$A32]*150)+600)*0.9*1.05" office:value-type="float" office:value="7371">
            <text:p>7371</text:p>
          </table:table-cell>
          <table:table-cell table:formula="oooc:=(([.J$12]*[.$A32]*15+[.$A32]*150)+600)*0.9*1.05" office:value-type="float" office:value="7938">
            <text:p>7938</text:p>
          </table:table-cell>
          <table:table-cell table:formula="oooc:=(([.K$12]*[.$A32]*15+[.$A32]*150)+600)*0.9*1.05" office:value-type="float" office:value="8505">
            <text:p>8505</text:p>
          </table:table-cell>
          <table:table-cell table:formula="oooc:=(([.L$12]*[.$A32]*15+[.$A32]*150)+600)*0.9*1.05" office:value-type="float" office:value="9072">
            <text:p>9072</text:p>
          </table:table-cell>
          <table:table-cell table:formula="oooc:=(([.M$12]*[.$A32]*15+[.$A32]*150)+600)*0.9*1.05" office:value-type="float" office:value="9639">
            <text:p>96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VL ゴシック" fo:language="en" fo:country="US" style:font-name-asian="VL ゴシック1" style:language-asian="ja" style:country-asian="JP" style:font-name-complex="VL ゴシック1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style:shadow="none" fo:background-color="transparent" style:scale-to="57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5">2008/08/25</text:date>, <text:time>15:4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01-20T01:35:02</meta:creation-date>
    <dc:creator>Noritada Kobayashi</dc:creator>
    <dc:date>2008-08-25T15:48:08</dc:date>
    <dc:language>en-US</dc:language>
    <meta:editing-cycles>8</meta:editing-cycles>
    <meta:editing-duration>PT11M58S</meta:editing-duration>
    <meta:user-defined meta:name="Info 1"/>
    <meta:user-defined meta:name="Info 2"/>
    <meta:user-defined meta:name="Info 3"/>
    <meta:user-defined meta:name="Info 4"/>
    <meta:document-statistic meta:table-count="1" meta:cell-count="302"/>
  </office:meta>
</office:document-meta>
</file>